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1.14pt"/>
    </style:style>
    <style:style style:name="co3" style:family="table-column">
      <style:table-column-properties fo:break-before="auto" style:column-width="242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Compiler-dependant</text:p>
          </table:table-cell>
          <table:table-cell office:value-type="string" calcext:value-type="string">
            <text:p>Target-Dependant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get rawcomments from astcontex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get rawcomments from astcontex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header paste problem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string" calcext:value-type="string">
            <text:p>not sure if that even possible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up to your build toolchai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string" calcext:value-type="string">
            <text:p>target-dependent</text:p>
          </table:table-cell>
          <table:table-cell office:value-type="string" calcext:value-type="string">
            <text:p>Target-Dependant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string" calcext:value-type="string">
            <text:p>too general</text:p>
          </table:table-cell>
          <table:table-cell office:value-type="string" calcext:value-type="string">
            <text:p>Later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string" calcext:value-type="string">
            <text:p>clang catches it</text:p>
          </table:table-cell>
          <table:table-cell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string" calcext:value-type="string">
            <text:p>clang wont let it through</text:p>
          </table:table-cell>
          <table:table-cell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Janky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Janky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string" calcext:value-type="string">
            <text:p>Compiler-dependant</text:p>
          </table:table-cell>
          <table:table-cell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Compiler-dependant</text:p>
          </table:table-cell>
          <table:table-cell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header paste problem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1" calcext:value-type="float">
            <text:p>19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the macro is defined by the time I get it</text:p>
          </table:table-cell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10:06:05.2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1:59.369000000</meta:creation-date>
    <dc:date>2016-12-11T22:10:26.914000000</dc:date>
    <meta:editing-duration>P3DT15H12M14S</meta:editing-duration>
    <meta:editing-cycles>77</meta:editing-cycles>
    <meta:generator>LibreOffice/5.1.1.3$Windows_x86 LibreOffice_project/89f508ef3ecebd2cfb8e1def0f0ba9a803b88a6d</meta:generator>
    <meta:document-statistic meta:table-count="1" meta:cell-count="388" meta:object-count="0"/>
  </office:meta>
</office:document-meta>
</file>